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4.131cm"/>
    </style:style>
    <style:style style:name="co5" style:family="table-column">
      <style:table-column-properties fo:break-before="auto" style:column-width="6.003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Open sans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Open sans" fo:font-size="11pt" style:font-size-asian="11pt" style:font-size-complex="11pt"/>
    </style:style>
    <style:style style:name="ce16" style:family="table-cell" style:parent-style-name="Default">
      <style:table-cell-properties fo:padding="0.071cm"/>
      <style:text-properties style:font-name="Open sans" fo:font-size="11pt" style:font-size-asian="11pt" style:font-size-complex="11pt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style:font-name="Ope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Open sans" fo:font-size="11pt" style:font-name-asian="Segoe UI" style:font-size-asian="11pt" style:font-name-complex="Tahoma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style:font-name-asian="Segoe UI" style:font-size-asian="11pt" style:font-name-complex="Tahoma" style:font-size-complex="11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name-asian="Microsoft YaHei" style:font-size-asian="11pt" style:font-weight-asian="normal" style:font-name-complex="Calibri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name-asian="Segoe UI" style:font-size-asian="11pt" style:font-weight-asian="normal" style:font-name-complex="Tahoma" style:font-size-complex="11pt" style:font-weight-complex="normal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Ope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erience</text:p>
          </table:table-cell>
          <table:table-cell table:style-name="ce1"/>
          <table:table-cell table:style-name="ce17"/>
          <table:table-cell table:style-name="ce5"/>
        </table:table-row>
        <table:table-row table:style-name="ro1">
          <table:table-cell office:value-type="string" calcext:value-type="string">
            <text:p>Thread Arts</text:p>
          </table:table-cell>
          <table:table-cell office:value-type="float" office:value="39" calcext:value-type="float">
            <text:p>39</text:p>
          </table:table-cell>
          <table:table-cell table:style-name="ce24" table:formula="of:=SUMPRODUCT(ROW(INDIRECT(&quot;1:&quot; &amp; [.B2])))" office:value-type="float" office:value="780" calcext:value-type="float">
            <text:p>780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Thread Creation</text:p>
          </table:table-cell>
          <table:table-cell office:value-type="float" office:value="41" calcext:value-type="float">
            <text:p>41</text:p>
          </table:table-cell>
          <table:table-cell table:style-name="ce24" table:formula="of:=SUMPRODUCT(ROW(INDIRECT(&quot;1:&quot; &amp; [.B3])))"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 Sense</text:p>
          </table:table-cell>
          <table:table-cell office:value-type="float" office:value="27" calcext:value-type="float">
            <text:p>27</text:p>
          </table:table-cell>
          <table:table-cell table:style-name="ce24" table:formula="of:=SUMPRODUCT(ROW(INDIRECT(&quot;1:&quot; &amp; [.B4])))"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Mana Manipulation</text:p>
          </table:table-cell>
          <table:table-cell office:value-type="float" office:value="26" calcext:value-type="float">
            <text:p>26</text:p>
          </table:table-cell>
          <table:table-cell table:style-name="ce24" table:formula="of:=SUMPRODUCT(ROW(INDIRECT(&quot;1:&quot; &amp; [.B5])))"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Mana Absorption</text:p>
          </table:table-cell>
          <table:table-cell office:value-type="float" office:value="14" calcext:value-type="float">
            <text:p>14</text:p>
          </table:table-cell>
          <table:table-cell table:style-name="ce24" table:formula="of:=SUMPRODUCT(ROW(INDIRECT(&quot;1:&quot; &amp; [.B6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Mana Emission</text:p>
          </table:table-cell>
          <table:table-cell office:value-type="float" office:value="15" calcext:value-type="float">
            <text:p>15</text:p>
          </table:table-cell>
          <table:table-cell table:style-name="ce24" table:formula="of:=SUMPRODUCT(ROW(INDIRECT(&quot;1:&quot; &amp; [.B7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 Thread</text:p>
          </table:table-cell>
          <table:table-cell office:value-type="float" office:value="6" calcext:value-type="float">
            <text:p>6</text:p>
          </table:table-cell>
          <table:table-cell table:style-name="ce24" table:formula="of:=SUMPRODUCT(ROW(INDIRECT(&quot;1:&quot; &amp; [.B8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 Compression</text:p>
          </table:table-cell>
          <table:table-cell office:value-type="float" office:value="7" calcext:value-type="float">
            <text:p>7</text:p>
          </table:table-cell>
          <table:table-cell table:style-name="ce24" table:formula="of:=SUMPRODUCT(ROW(INDIRECT(&quot;1:&quot; &amp; [.B9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Chanting</text:p>
          </table:table-cell>
          <table:table-cell office:value-type="float" office:value="6" calcext:value-type="float">
            <text:p>6</text:p>
          </table:table-cell>
          <table:table-cell table:style-name="ce24" table:formula="of:=SUMPRODUCT(ROW(INDIRECT(&quot;1:&quot; &amp; [.B10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Spell-Crafting</text:p>
          </table:table-cell>
          <table:table-cell office:value-type="float" office:value="7" calcext:value-type="float">
            <text:p>7</text:p>
          </table:table-cell>
          <table:table-cell table:style-name="ce24" table:formula="of:=SUMPRODUCT(ROW(INDIRECT(&quot;1:&quot; &amp; [.B11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iquette</text:p>
          </table:table-cell>
          <table:table-cell office:value-type="float" office:value="10" calcext:value-type="float">
            <text:p>10</text:p>
          </table:table-cell>
          <table:table-cell table:style-name="ce24" table:formula="of:=SUMPRODUCT(ROW(INDIRECT(&quot;1:&quot; &amp; [.B12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ight of Hand</text:p>
          </table:table-cell>
          <table:table-cell office:value-type="float" office:value="17" calcext:value-type="float">
            <text:p>17</text:p>
          </table:table-cell>
          <table:table-cell table:style-name="ce24" table:formula="of:=SUMPRODUCT(ROW(INDIRECT(&quot;1:&quot; &amp; [.B13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aisal</text:p>
          </table:table-cell>
          <table:table-cell office:value-type="float" office:value="23" calcext:value-type="float">
            <text:p>23</text:p>
          </table:table-cell>
          <table:table-cell table:style-name="ce24" table:formula="of:=SUMPRODUCT(ROW(INDIRECT(&quot;1:&quot; &amp; [.B14]))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Flexibility Enhancement</text:p>
          </table:table-cell>
          <table:table-cell office:value-type="float" office:value="9" calcext:value-type="float">
            <text:p>9</text:p>
          </table:table-cell>
          <table:table-cell table:style-name="ce24" table:formula="of:=SUMPRODUCT(ROW(INDIRECT(&quot;1:&quot; &amp; [.B15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Vitality Enhancement</text:p>
          </table:table-cell>
          <table:table-cell office:value-type="float" office:value="7" calcext:value-type="float">
            <text:p>7</text:p>
          </table:table-cell>
          <table:table-cell table:style-name="ce24" table:formula="of:=SUMPRODUCT(ROW(INDIRECT(&quot;1:&quot; &amp; [.B16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ile Art</text:p>
          </table:table-cell>
          <table:table-cell office:value-type="float" office:value="29" calcext:value-type="float">
            <text:p>29</text:p>
          </table:table-cell>
          <table:table-cell table:style-name="ce24" table:formula="of:=SUMPRODUCT(ROW(INDIRECT(&quot;1:&quot; &amp; [.B17])))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ing</text:p>
          </table:table-cell>
          <table:table-cell office:value-type="float" office:value="30" calcext:value-type="float">
            <text:p>30</text:p>
          </table:table-cell>
          <table:table-cell table:style-name="ce24" table:formula="of:=SUMPRODUCT(ROW(INDIRECT(&quot;1:&quot; &amp; [.B18]))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guising</text:p>
          </table:table-cell>
          <table:table-cell office:value-type="float" office:value="10" calcext:value-type="float">
            <text:p>10</text:p>
          </table:table-cell>
          <table:table-cell table:style-name="ce24" table:formula="of:=SUMPRODUCT(ROW(INDIRECT(&quot;1:&quot; &amp; [.B19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eaking</text:p>
          </table:table-cell>
          <table:table-cell office:value-type="float" office:value="4" calcext:value-type="float">
            <text:p>4</text:p>
          </table:table-cell>
          <table:table-cell table:style-name="ce24" table:formula="of:=SUMPRODUCT(ROW(INDIRECT(&quot;1:&quot; &amp; [.B20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Talk</text:p>
          </table:table-cell>
          <table:table-cell office:value-type="float" office:value="10" calcext:value-type="float">
            <text:p>10</text:p>
          </table:table-cell>
          <table:table-cell table:style-name="ce24" table:formula="of:=SUMPRODUCT(ROW(INDIRECT(&quot;1:&quot; &amp; [.B21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lict Avoidance</text:p>
          </table:table-cell>
          <table:table-cell office:value-type="float" office:value="23" calcext:value-type="float">
            <text:p>23</text:p>
          </table:table-cell>
          <table:table-cell table:style-name="ce24" table:formula="of:=SUMPRODUCT(ROW(INDIRECT(&quot;1:&quot; &amp; [.B22]))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 Listening</text:p>
          </table:table-cell>
          <table:table-cell office:value-type="float" office:value="17" calcext:value-type="float">
            <text:p>17</text:p>
          </table:table-cell>
          <table:table-cell table:style-name="ce24" table:formula="of:=SUMPRODUCT(ROW(INDIRECT(&quot;1:&quot; &amp; [.B23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hy</text:p>
          </table:table-cell>
          <table:table-cell office:value-type="float" office:value="30" calcext:value-type="float">
            <text:p>30</text:p>
          </table:table-cell>
          <table:table-cell table:style-name="ce24" table:formula="of:=SUMPRODUCT(ROW(INDIRECT(&quot;1:&quot; &amp; [.B24]))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gging</text:p>
          </table:table-cell>
          <table:table-cell office:value-type="float" office:value="20" calcext:value-type="float">
            <text:p>20</text:p>
          </table:table-cell>
          <table:table-cell table:style-name="ce24" table:formula="of:=SUMPRODUCT(ROW(INDIRECT(&quot;1:&quot; &amp; [.B25]))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ience</text:p>
          </table:table-cell>
          <table:table-cell office:value-type="float" office:value="31" calcext:value-type="float">
            <text:p>31</text:p>
          </table:table-cell>
          <table:table-cell table:style-name="ce24" table:formula="of:=SUMPRODUCT(ROW(INDIRECT(&quot;1:&quot; &amp; [.B26])))"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sm</text:p>
          </table:table-cell>
          <table:table-cell office:value-type="float" office:value="27" calcext:value-type="float">
            <text:p>27</text:p>
          </table:table-cell>
          <table:table-cell table:style-name="ce24" table:formula="of:=SUMPRODUCT(ROW(INDIRECT(&quot;1:&quot; &amp; [.B27])))"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otional Intelligence</text:p>
          </table:table-cell>
          <table:table-cell office:value-type="float" office:value="33" calcext:value-type="float">
            <text:p>33</text:p>
          </table:table-cell>
          <table:table-cell table:style-name="ce24" table:formula="of:=SUMPRODUCT(ROW(INDIRECT(&quot;1:&quot; &amp; [.B28]))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f-Motivation</text:p>
          </table:table-cell>
          <table:table-cell office:value-type="float" office:value="35" calcext:value-type="float">
            <text:p>35</text:p>
          </table:table-cell>
          <table:table-cell table:style-name="ce24" table:formula="of:=SUMPRODUCT(ROW(INDIRECT(&quot;1:&quot; &amp; [.B29])))"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guistics</text:p>
          </table:table-cell>
          <table:table-cell office:value-type="float" office:value="8" calcext:value-type="float">
            <text:p>8</text:p>
          </table:table-cell>
          <table:table-cell table:style-name="ce24" table:formula="of:=SUMPRODUCT(ROW(INDIRECT(&quot;1:&quot; &amp; [.B30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ture</text:p>
          </table:table-cell>
          <table:table-cell office:value-type="float" office:value="12" calcext:value-type="float">
            <text:p>12</text:p>
          </table:table-cell>
          <table:table-cell table:style-name="ce24" table:formula="of:=SUMPRODUCT(ROW(INDIRECT(&quot;1:&quot; &amp; [.B31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ing</text:p>
          </table:table-cell>
          <table:table-cell office:value-type="float" office:value="14" calcext:value-type="float">
            <text:p>14</text:p>
          </table:table-cell>
          <table:table-cell table:style-name="ce24" table:formula="of:=SUMPRODUCT(ROW(INDIRECT(&quot;1:&quot; &amp; [.B32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15" calcext:value-type="float">
            <text:p>15</text:p>
          </table:table-cell>
          <table:table-cell table:style-name="ce24" table:formula="of:=SUMPRODUCT(ROW(INDIRECT(&quot;1:&quot; &amp; [.B33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float" office:value="4" calcext:value-type="float">
            <text:p>4</text:p>
          </table:table-cell>
          <table:table-cell table:style-name="ce24" table:formula="of:=SUMPRODUCT(ROW(INDIRECT(&quot;1:&quot; &amp; [.B34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7" calcext:value-type="float">
            <text:p>7</text:p>
          </table:table-cell>
          <table:table-cell table:style-name="ce24" table:formula="of:=SUMPRODUCT(ROW(INDIRECT(&quot;1:&quot; &amp; [.B35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hing</text:p>
          </table:table-cell>
          <table:table-cell office:value-type="float" office:value="5" calcext:value-type="float">
            <text:p>5</text:p>
          </table:table-cell>
          <table:table-cell table:style-name="ce24" table:formula="of:=SUMPRODUCT(ROW(INDIRECT(&quot;1:&quot; &amp; [.B36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3" calcext:value-type="float">
            <text:p>3</text:p>
          </table:table-cell>
          <table:table-cell table:style-name="ce24" table:formula="of:=SUMPRODUCT(ROW(INDIRECT(&quot;1:&quot; &amp; [.B37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ll Making</text:p>
          </table:table-cell>
          <table:table-cell office:value-type="float" office:value="18" calcext:value-type="float">
            <text:p>18</text:p>
          </table:table-cell>
          <table:table-cell table:style-name="ce24" table:formula="of:=SUMPRODUCT(ROW(INDIRECT(&quot;1:&quot; &amp; [.B38]))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ssion</text:p>
          </table:table-cell>
          <table:table-cell office:value-type="float" office:value="28" calcext:value-type="float">
            <text:p>28</text:p>
          </table:table-cell>
          <table:table-cell table:style-name="ce24" table:formula="of:=SUMPRODUCT(ROW(INDIRECT(&quot;1:&quot; &amp; [.B39]))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ume Design</text:p>
          </table:table-cell>
          <table:table-cell office:value-type="float" office:value="42" calcext:value-type="float">
            <text:p>42</text:p>
          </table:table-cell>
          <table:table-cell table:style-name="ce24" table:formula="of:=SUMPRODUCT(ROW(INDIRECT(&quot;1:&quot; &amp; [.B40])))"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 Language</text:p>
          </table:table-cell>
          <table:table-cell office:value-type="float" office:value="17" calcext:value-type="float">
            <text:p>17</text:p>
          </table:table-cell>
          <table:table-cell table:style-name="ce24" table:formula="of:=SUMPRODUCT(ROW(INDIRECT(&quot;1:&quot; &amp; [.B41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ndry</text:p>
          </table:table-cell>
          <table:table-cell office:value-type="float" office:value="13" calcext:value-type="float">
            <text:p>13</text:p>
          </table:table-cell>
          <table:table-cell table:style-name="ce24" table:formula="of:=SUMPRODUCT(ROW(INDIRECT(&quot;1:&quot; &amp; [.B42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8" calcext:value-type="float">
            <text:p>8</text:p>
          </table:table-cell>
          <table:table-cell table:style-name="ce24" table:formula="of:=SUMPRODUCT(ROW(INDIRECT(&quot;1:&quot; &amp; [.B43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10" calcext:value-type="float">
            <text:p>10</text:p>
          </table:table-cell>
          <table:table-cell table:style-name="ce24" table:formula="of:=SUMPRODUCT(ROW(INDIRECT(&quot;1:&quot; &amp; [.B44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king</text:p>
          </table:table-cell>
          <table:table-cell office:value-type="float" office:value="9" calcext:value-type="float">
            <text:p>9</text:p>
          </table:table-cell>
          <table:table-cell table:style-name="ce24" table:formula="of:=SUMPRODUCT(ROW(INDIRECT(&quot;1:&quot; &amp; [.B45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hion Design</text:p>
          </table:table-cell>
          <table:table-cell office:value-type="float" office:value="32" calcext:value-type="float">
            <text:p>32</text:p>
          </table:table-cell>
          <table:table-cell table:style-name="ce24" table:formula="of:=SUMPRODUCT(ROW(INDIRECT(&quot;1:&quot; &amp; [.B46])))"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 Reading</text:p>
          </table:table-cell>
          <table:table-cell office:value-type="float" office:value="13" calcext:value-type="float">
            <text:p>13</text:p>
          </table:table-cell>
          <table:table-cell table:style-name="ce24" table:formula="of:=SUMPRODUCT(ROW(INDIRECT(&quot;1:&quot; &amp; [.B47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ting</text:p>
          </table:table-cell>
          <table:table-cell office:value-type="float" office:value="30" calcext:value-type="float">
            <text:p>30</text:p>
          </table:table-cell>
          <table:table-cell table:style-name="ce24" table:formula="of:=SUMPRODUCT(ROW(INDIRECT(&quot;1:&quot; &amp; [.B48]))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roidery</text:p>
          </table:table-cell>
          <table:table-cell office:value-type="float" office:value="34" calcext:value-type="float">
            <text:p>34</text:p>
          </table:table-cell>
          <table:table-cell table:style-name="ce24" table:formula="of:=SUMPRODUCT(ROW(INDIRECT(&quot;1:&quot; &amp; [.B49]))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tting</text:p>
          </table:table-cell>
          <table:table-cell office:value-type="float" office:value="29" calcext:value-type="float">
            <text:p>29</text:p>
          </table:table-cell>
          <table:table-cell table:style-name="ce24" table:formula="of:=SUMPRODUCT(ROW(INDIRECT(&quot;1:&quot; &amp; [.B50])))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wing</text:p>
          </table:table-cell>
          <table:table-cell office:value-type="float" office:value="42" calcext:value-type="float">
            <text:p>42</text:p>
          </table:table-cell>
          <table:table-cell table:style-name="ce24" table:formula="of:=SUMPRODUCT(ROW(INDIRECT(&quot;1:&quot; &amp; [.B51])))"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oring</text:p>
          </table:table-cell>
          <table:table-cell office:value-type="float" office:value="51" calcext:value-type="float">
            <text:p>51</text:p>
          </table:table-cell>
          <table:table-cell table:style-name="ce24" table:formula="of:=SUMPRODUCT(ROW(INDIRECT(&quot;1:&quot; &amp; [.B52])))" office:value-type="float" office:value="1326" calcext:value-type="float">
            <text:p>1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float" office:value="19" calcext:value-type="float">
            <text:p>19</text:p>
          </table:table-cell>
          <table:table-cell table:style-name="ce24" table:formula="of:=SUMPRODUCT(ROW(INDIRECT(&quot;1:&quot; &amp; [.B53]))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ectfulness</text:p>
          </table:table-cell>
          <table:table-cell office:value-type="float" office:value="24" calcext:value-type="float">
            <text:p>24</text:p>
          </table:table-cell>
          <table:table-cell table:style-name="ce24" table:formula="of:=SUMPRODUCT(ROW(INDIRECT(&quot;1:&quot; &amp; [.B54]))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tern Making</text:p>
          </table:table-cell>
          <table:table-cell office:value-type="float" office:value="27" calcext:value-type="float">
            <text:p>27</text:p>
          </table:table-cell>
          <table:table-cell table:style-name="ce24" table:formula="of:=SUMPRODUCT(ROW(INDIRECT(&quot;1:&quot; &amp; [.B55])))"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bric Knowledge</text:p>
          </table:table-cell>
          <table:table-cell office:value-type="float" office:value="30" calcext:value-type="float">
            <text:p>30</text:p>
          </table:table-cell>
          <table:table-cell table:style-name="ce24" table:formula="of:=SUMPRODUCT(ROW(INDIRECT(&quot;1:&quot; &amp; [.B56]))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Dyeing </text:p>
          </table:table-cell>
          <table:table-cell office:value-type="float" office:value="18" calcext:value-type="float">
            <text:p>18</text:p>
          </table:table-cell>
          <table:table-cell table:style-name="ce24" table:formula="of:=SUMPRODUCT(ROW(INDIRECT(&quot;1:&quot; &amp; [.B57]))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Alteration </text:p>
          </table:table-cell>
          <table:table-cell office:value-type="float" office:value="22" calcext:value-type="float">
            <text:p>22</text:p>
          </table:table-cell>
          <table:table-cell table:style-name="ce24" table:formula="of:=SUMPRODUCT(ROW(INDIRECT(&quot;1:&quot; &amp; [.B58]))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Textile Maintenance </text:p>
          </table:table-cell>
          <table:table-cell office:value-type="float" office:value="26" calcext:value-type="float">
            <text:p>26</text:p>
          </table:table-cell>
          <table:table-cell table:style-name="ce24" table:formula="of:=SUMPRODUCT(ROW(INDIRECT(&quot;1:&quot; &amp; [.B59])))"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Fitting &amp; Measurements </text:p>
          </table:table-cell>
          <table:table-cell office:value-type="float" office:value="30" calcext:value-type="float">
            <text:p>30</text:p>
          </table:table-cell>
          <table:table-cell table:style-name="ce24" table:formula="of:=SUMPRODUCT(ROW(INDIRECT(&quot;1:&quot; &amp; [.B60]))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Ambidextrous Crafting </text:p>
          </table:table-cell>
          <table:table-cell office:value-type="float" office:value="12" calcext:value-type="float">
            <text:p>12</text:p>
          </table:table-cell>
          <table:table-cell table:style-name="ce24" table:formula="of:=SUMPRODUCT(ROW(INDIRECT(&quot;1:&quot; &amp; [.B61])))" office:value-type="float" office:value="78" calcext:value-type="float">
            <text:p>78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24"/>
          <table:table-cell table:number-columns-repeated="3"/>
        </table:table-row>
        <table:table-row table:style-name="ro1">
          <table:table-cell table:style-name="ce7"/>
          <table:table-cell/>
          <table:table-cell table:style-name="ce24"/>
          <table:table-cell table:number-columns-repeated="3"/>
        </table:table-row>
        <table:table-row table:style-name="ro1" table:number-rows-repeated="17">
          <table:table-cell table:number-columns-repeated="2"/>
          <table:table-cell table:style-name="ce24"/>
          <table:table-cell table:number-columns-repeated="3"/>
        </table:table-row>
        <table:table-row table:style-name="ro1">
          <table:table-cell table:style-name="ce21"/>
          <table:table-cell table:number-columns-repeated="5"/>
        </table:table-row>
        <table:table-row table:style-name="ro1">
          <table:table-cell table:style-name="ce22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3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2"/>
          <table:table-cell table:number-columns-repeated="5"/>
        </table:table-row>
        <table:table-row table:style-name="ro1" table:number-rows-repeated="104848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2" style:volatile="true">
      <number:text loext:blank-width-char="-"> </number:text>
      <number:fill-character> </number:fill-character>
      <number:text>- _-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 loext:blank-width-char="-1">-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7P2" style:volatile="true">
      <number:text loext:blank-width-char="-"> </number:text>
      <number:fill-character> </number:fill-character>
      <number:text loext:blank-width-char="-3">- €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31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32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32P0"/>
    </number:number-style>
    <number:number-style style:name="N10133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33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33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3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34P0"/>
    </number:number-style>
    <number:number-style style:name="N1013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number-style style:name="N1013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6P0"/>
    </number:number-style>
    <number:number-style style:name="N1013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7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.00.0000</text:date>, <text:time style:data-style-name="N2" text:time-value="20:42:32.92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" style:display-name="PageStyle_All Skills (Normal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" style:display-name="PageStyle_All Skills (Normal)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2" style:display-name="PageStyle_All Skills (Normal)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3" style:display-name="PageStyle_All Skills (Normal)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4" style:display-name="PageStyle_All Skills (Normal)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5" style:display-name="PageStyle_All Skills (Normal) 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23:36:35.358000000</meta:creation-date>
    <dc:date>2024-09-26T21:21:54.853000000</dc:date>
    <meta:editing-duration>PT1H26M51S</meta:editing-duration>
    <meta:editing-cycles>15</meta:editing-cycles>
    <meta:generator>LibreOffice/24.8.0.3$Windows_X86_64 LibreOffice_project/0bdf1299c94fe897b119f97f3c613e9dca6be583</meta:generator>
    <meta:document-statistic meta:table-count="1" meta:cell-count="183" meta:object-count="0"/>
  </office:meta>
</office:document-meta>
</file>